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19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86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  <style:text-properties fo:font-size="26pt"/>
    </style:style>
    <style:style style:name="P6" style:family="paragraph">
      <style:paragraph-properties fo:margin-left="2.4cm" fo:margin-right="0cm" fo:text-indent="-0.8cm"/>
      <style:text-properties fo:font-size="26pt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22pt"/>
    </style:style>
    <style:style style:name="P12" style:family="paragraph">
      <style:paragraph-properties fo:margin-left="0cm" fo:margin-right="0cm" fo:text-indent="0cm"/>
      <style:text-properties fo:font-size="22pt" fo:font-weight="bold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font-size="18pt" fo:font-weight="bold"/>
    </style:style>
    <style:style style:name="P15" style:family="paragraph">
      <style:paragraph-properties fo:margin-left="3.6cm" fo:margin-right="0cm" fo:text-indent="-0.6cm"/>
    </style:style>
    <style:style style:name="P16" style:family="paragraph">
      <style:paragraph-properties fo:margin-left="1.2cm" fo:margin-right="0cm" fo:text-indent="-0.9cm"/>
      <style:text-properties fo:color="#ffffff" fo:font-size="26pt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1.2cm" fo:margin-right="0cm" text:enable-numbering="true" fo:text-indent="-0.9cm"/>
    </style:style>
    <style:style style:name="P19" style:family="paragraph">
      <style:paragraph-properties fo:margin-left="1.2cm" fo:margin-right="0cm" fo:text-indent="-0.9cm"/>
      <style:text-properties fo:font-size="28pt"/>
    </style:style>
    <style:style style:name="P20" style:family="paragraph">
      <style:paragraph-properties fo:margin-left="2.4cm" fo:margin-right="0cm" fo:margin-top="0cm" fo:margin-bottom="0.203cm" fo:text-indent="-0.8cm">
        <style:tab-stops/>
      </style:paragraph-properties>
    </style:style>
    <style:style style:name="P21" style:family="paragraph">
      <style:paragraph-properties fo:margin-left="1.2cm" fo:margin-right="0cm" fo:text-indent="-0.9cm"/>
      <style:text-properties fo:font-size="24pt"/>
    </style:style>
    <style:style style:name="P22" style:family="paragraph">
      <style:paragraph-properties fo:margin-left="2.4cm" fo:margin-right="0cm" text:enable-numbering="false" fo:text-indent="-0.8cm"/>
    </style:style>
    <style:style style:name="P23" style:family="paragraph">
      <style:paragraph-properties fo:margin-left="3.6cm" fo:margin-right="0cm" text:enable-numbering="false" fo:text-indent="-0.6cm"/>
    </style:style>
    <style:style style:name="P24" style:family="paragraph">
      <style:paragraph-properties fo:margin-left="4.8cm" fo:margin-right="0cm" text:enable-numbering="false" fo:text-indent="-0.6cm"/>
    </style:style>
    <style:style style:name="P25" style:family="paragraph">
      <style:paragraph-properties fo:margin-left="6cm" fo:margin-right="0cm" text:enable-numbering="false" fo:text-indent="-0.6cm"/>
    </style:style>
    <style:style style:name="P26" style:family="paragraph">
      <style:paragraph-properties fo:margin-left="1.2cm" fo:margin-right="0cm" fo:text-indent="-0.9cm"/>
      <style:text-properties fo:font-size="24pt" fo:font-weight="bold"/>
    </style:style>
    <style:style style:name="P27" style:family="paragraph">
      <style:paragraph-properties fo:margin-left="1.2cm" fo:margin-right="0cm" fo:text-indent="-0.9cm"/>
      <style:text-properties fo:color="#ffff00"/>
    </style:style>
    <style:style style:name="P28" style:family="paragraph">
      <style:paragraph-properties fo:margin-left="0cm" fo:margin-right="0cm" fo:text-indent="0cm"/>
      <style:text-properties fo:font-size="36pt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ccccff"/>
    </style:style>
    <style:style style:name="T5" style:family="text">
      <style:text-properties fo:font-size="22pt" fo:font-weight="bold"/>
    </style:style>
    <style:style style:name="T6" style:family="text">
      <style:text-properties fo:font-size="18pt" fo:font-weight="bold"/>
    </style:style>
    <style:style style:name="T7" style:family="text">
      <style:text-properties fo:color="#ccccff" fo:font-size="22pt"/>
    </style:style>
    <style:style style:name="T8" style:family="text">
      <style:text-properties fo:color="#ffffff"/>
    </style:style>
    <style:style style:name="T9" style:family="text">
      <style:text-properties fo:font-size="24pt"/>
    </style:style>
    <style:style style:name="T10" style:family="text">
      <style:text-properties fo:font-size="28pt"/>
    </style:style>
    <style:style style:name="T11" style:family="text">
      <style:text-properties fo:color="#ffff00" fo:font-size="28pt"/>
    </style:style>
    <style:style style:name="T12" style:family="text">
      <style:text-properties fo:color="#23ff23" fo:font-size="24pt"/>
    </style:style>
    <style:style style:name="T13" style:family="text">
      <style:text-properties fo:color="#ffff00" fo:font-size="26pt"/>
    </style:style>
    <style:style style:name="T14" style:family="text">
      <style:text-properties fo:color="#ffffff" fo:font-size="26pt"/>
    </style:style>
    <style:style style:name="T15" style:family="text">
      <style:text-properties fo:color="#23ff23" fo:font-size="26pt"/>
    </style:style>
    <style:style style:name="T16" style:family="text">
      <style:text-properties fo:color="#ffffff" fo:font-size="28pt"/>
    </style:style>
    <style:style style:name="T17" style:family="text">
      <style:text-properties fo:color="#ffff00" fo:font-size="24pt"/>
    </style:style>
    <style:style style:name="T18" style:family="text">
      <style:text-properties fo:color="#23ff23" fo:font-size="24pt" fo:font-weight="bold"/>
    </style:style>
    <style:style style:name="T19" style:family="text">
      <style:text-properties fo:color="#ffff00" fo:font-size="24pt" fo:font-weight="bold"/>
    </style:style>
    <style:style style:name="T20" style:family="text">
      <style:text-properties fo:font-size="24pt" fo:font-weight="bold"/>
    </style:style>
    <style:style style:name="T21" style:family="text">
      <style:text-properties fo:color="#ff8080" fo:font-size="20pt" fo:font-weight="bold"/>
    </style:style>
    <style:style style:name="T22" style:family="text">
      <style:text-properties fo:font-size="36pt"/>
    </style:style>
    <style:style style:name="T23" style:family="text">
      <style:text-properties fo:color="#23ff23"/>
    </style:style>
    <style:style style:name="T24" style:family="text">
      <style:text-properties fo:color="#23ff23" fo:font-size="28pt"/>
    </style:style>
    <style:style style:name="T25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6" style:family="text">
      <style:text-properties fo:color="#ffff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7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8" style:family="text">
      <style:text-properties fo:font-family="'Lucida Sans'" style:font-style-name="Regular" style:font-family-generic="swiss" style:font-pitch="variable" fo:font-size="24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ch1-5 review</presentation:footer-decl>
      <presentation:footer-decl presentation:name="ftr2">CMPTxxxx</presentation:footer-decl>
      <presentation:footer-decl presentation:name="ftr3">CMPT 14x: ch1-4 review</presentation:footer-decl>
      <presentation:date-time-decl presentation:name="dtd1" presentation:source="fixed">4 Oct 2006</presentation:date-time-decl>
      <presentation:date-time-decl presentation:name="dtd2" presentation:source="current-date" style:data-style-name="D3"/>
      <presentation:date-time-decl presentation:name="dtd3" presentation:source="fixed">6 Oct 2005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Review ch1-5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4 Oct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4.468cm" svg:x="20.322cm" svg:y="10.137cm">
          <text:list text:style-name="L3">
            <text:list-item>
              <text:p text:style-name="P2"><text:span text:style-name="T1">HW05</text:span><text:span text:style-name="T2"> due today</text:span></text:p>
            </text:list-item>
          </text:list>
          <text:list text:style-name="L3">
            <text:list-item>
              <text:p text:style-name="P2"><text:span text:style-name="T2">Quiz ch4-5 back:</text:span><text:span text:style-name="T2"><text:line-break/></text:span><text:span text:style-name="T2">avg 13/20</text:span></text:p>
            </text:list-item>
          </text:list>
          <text:list text:style-name="L3">
            <text:list-item>
              <text:p text:style-name="P2"><text:span text:style-name="T1">Pizza</text:span><text:span text:style-name="T2"> party</text:span><text:span text:style-name="T2"><text:line-break/></text:span><text:span text:style-name="T2">tomorrow!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1-5 overview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3">Ch1: Problem solving</text:span></text:p>
              </text:list-item>
            </text:list>
            <text:list text:style-name="L4">
              <text:list-item>
                <text:list>
                  <text:list-item>
                    <text:p text:style-name="P6">Top-down, WADES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Ch2: Your first Python program</text:span></text:p>
              </text:list-item>
            </text:list>
            <text:list text:style-name="L4">
              <text:list-item>
                <text:list>
                  <text:list-item>
                    <text:p text:style-name="P6">Modules, variables, expressions, type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Ch3: Program Structure</text:span></text:p>
              </text:list-item>
            </text:list>
            <text:list text:style-name="L4">
              <text:list-item>
                <text:list>
                  <text:list-item>
                    <text:p text:style-name="P6">Sequences, if, loops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Ch4: Procedures</text:span></text:p>
              </text:list-item>
            </text:list>
            <text:list text:style-name="L4">
              <text:list-item>
                <text:list>
                  <text:list-item>
                    <text:p text:style-name="P6">Parameters, return values, recursion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Ch5: Arrays and lists</text:span></text:p>
              </text:list-item>
            </text:list>
            <text:list text:style-name="L4">
              <text:list-item>
                <text:list>
                  <text:list-item>
                    <text:p text:style-name="P6">Creating, iterating, opera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1: Problem solving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4">
              <text:list-item>
                <text:p text:style-name="P8">Computing scientists as <text:span text:style-name="T3">toolsmiths</text:span></text:p>
              </text:list-item>
            </text:list>
            <text:list text:style-name="L4">
              <text:list-item>
                <text:p text:style-name="P8"><text:span text:style-name="T3">Top-down</text:span> vs. bottom-up; <text:span text:style-name="T3">WADES</text:span></text:p>
              </text:list-item>
            </text:list>
            <text:list text:style-name="L4">
              <text:list-item>
                <text:p text:style-name="P8">Client --&gt; Designer --&gt; Implementer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Requirements</text:span> doc, <text:span text:style-name="T3">Design</text:span> spec, Code</text:p>
                  </text:list-item>
                </text:list>
              </text:list-item>
            </text:list>
            <text:list text:style-name="L4">
              <text:list-item>
                <text:p text:style-name="P8">Abstract data <text:span text:style-name="T3">typ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tomic vs. compoun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What's the difference: </text:span><text:span text:style-name="T4">5, 5.0, '5', (5), {5}</text:span></text:p>
                  </text:list-item>
                </text:list>
              </text:list-item>
            </text:list>
            <text:list text:style-name="L4">
              <text:list-item>
                <text:p text:style-name="P8">5 <text:span text:style-name="T3">hardware</text:span> abstractions</text:p>
              </text:list-item>
            </text:list>
            <text:list text:style-name="L4">
              <text:list-item>
                <text:p text:style-name="P8">5 <text:span text:style-name="T3">control</text:span>/flow abstraction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§1.5-1.7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4">
              <text:list-item>
                <text:p text:style-name="P8"><text:span text:style-name="T3">Operators, operands, ADTs, implementations</text:span></text:p>
              </text:list-item>
            </text:list>
            <text:list text:style-name="L4">
              <text:list-item>
                <text:p text:style-name="P8"><text:span text:style-name="T3">Variables</text:span> vs. <text:span text:style-name="T3">constants</text:span></text:p>
              </text:list-item>
            </text:list>
            <text:list text:style-name="L4">
              <text:list-item>
                <text:p text:style-name="P8"><text:span text:style-name="T3">Logical</text:span> operators: <text:span text:style-name="T4">not, and, or</text:span></text:p>
              </text:list-item>
            </text:list>
          </draw:text-box>
        </draw:frame>
        <draw:rect draw:style-name="gr3" draw:text-style-name="P10" draw:layer="layout" svg:width="6.985cm" svg:height="3.81cm" svg:x="16.51cm" svg:y="13.97cm">
          <text:p text:style-name="P1"/>
        </draw:rect>
        <draw:frame draw:style-name="gr4" draw:text-style-name="P12" draw:layer="layout" svg:width="0.997cm" svg:height="1.132cm" svg:x="17.145cm" svg:y="14.228cm">
          <draw:text-box>
            <text:p text:style-name="P11"><text:span text:style-name="T5">=</text:span></text:p>
          </draw:text-box>
        </draw:frame>
        <draw:frame draw:style-name="gr4" draw:text-style-name="P12" draw:layer="layout" svg:width="0.93cm" svg:height="1.132cm" svg:x="19.685cm" svg:y="15.241cm">
          <draw:text-box>
            <text:p text:style-name="P11"><text:span text:style-name="T5">/</text:span></text:p>
          </draw:text-box>
        </draw:frame>
        <draw:frame draw:style-name="gr4" draw:text-style-name="P12" draw:layer="layout" svg:width="0.858cm" svg:height="1.132cm" svg:x="21.59cm" svg:y="14.606cm">
          <draw:text-box>
            <text:p text:style-name="P11"><text:span text:style-name="T5">*</text:span></text:p>
          </draw:text-box>
        </draw:frame>
        <draw:frame draw:style-name="gr5" draw:text-style-name="P12" draw:layer="layout" svg:width="0.997cm" svg:height="1.132cm" draw:transform="rotate (3.1415926535892) translate (17.78cm 17.641cm)">
          <draw:text-box>
            <text:p text:style-name="P11"><text:span text:style-name="T5">+</text:span></text:p>
          </draw:text-box>
        </draw:frame>
        <draw:frame draw:style-name="gr4" draw:text-style-name="P12" draw:layer="layout" svg:width="0.735cm" svg:height="1.132cm" svg:x="21.228cm" svg:y="15.876cm">
          <draw:text-box>
            <text:p text:style-name="P11"><text:span text:style-name="T5">-</text:span></text:p>
          </draw:text-box>
        </draw:frame>
        <draw:frame draw:style-name="gr6" draw:text-style-name="P14" draw:layer="layout" svg:width="1.963cm" svg:height="0.971cm" svg:x="17.145cm" svg:y="15.239cm">
          <draw:text-box>
            <text:p text:style-name="P13"><text:span text:style-name="T6">AND</text:span></text:p>
          </draw:text-box>
        </draw:frame>
        <draw:frame draw:style-name="gr4" draw:text-style-name="P12" draw:layer="layout" svg:width="0.997cm" svg:height="1.132cm" svg:x="22.225cm" svg:y="15.241cm">
          <draw:text-box>
            <text:p text:style-name="P11"><text:span text:style-name="T5">&lt;</text:span></text:p>
          </draw:text-box>
        </draw:frame>
        <draw:frame draw:style-name="gr6" draw:text-style-name="P14" draw:layer="layout" svg:width="1.963cm" svg:height="0.971cm" svg:x="19.627cm" svg:y="16.509cm">
          <draw:text-box>
            <text:p text:style-name="P13"><text:span text:style-name="T6">OR</text:span></text:p>
          </draw:text-box>
        </draw:frame>
        <draw:frame draw:style-name="gr6" draw:text-style-name="P14" draw:layer="layout" svg:width="1.963cm" svg:height="0.971cm" svg:x="19.05cm" svg:y="14.268cm">
          <draw:text-box>
            <text:p text:style-name="P13"><text:span text:style-name="T6">NOT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1.8-2.1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Expressions and <text:span text:style-name="T3">precedence</text:span><text:line-break/><text:tab/><text:tab/><text:span text:style-name="T7"><text:a xlink:href="http://docs.python.org/ref/summary.html">http://docs.python.org/ref/summary.html</text:a></text:span></text:p>
              </text:list-item>
            </text:list>
            <text:list text:style-name="L4">
              <text:list-item>
                <text:p text:style-name="P8">Five abstract components of <text:span text:style-name="T3">hardware</text:span></text:p>
              </text:list-item>
            </text:list>
            <text:list text:style-name="L4">
              <text:list-item>
                <text:p text:style-name="P8"><text:span text:style-name="T3">Software</text:span>: instructions, languages, programs, OS</text:p>
              </text:list-item>
            </text:list>
            <text:list text:style-name="L4">
              <text:list-item>
                <text:p text:style-name="P8"><text:span text:style-name="T3">Designer -&gt;</text:span> <text:span text:style-name="T3">coder</text:span> -&gt; <text:span text:style-name="T3">compiler</text:span> -&gt; <text:span text:style-name="T3">assembler/linker</text:span></text:p>
              </text:list-item>
            </text:list>
            <text:list text:style-name="L4">
              <text:list-item>
                <text:p text:style-name="P8">Five <text:span text:style-name="T3">control</text:span>/structure abstractions of programs</text:p>
              </text:list-item>
            </text:list>
            <text:list text:style-name="L4">
              <text:list-item>
                <text:p text:style-name="P8"><text:span text:style-name="T3">Pseudocode</text:span></text:p>
              </text:list-item>
            </text:list>
            <text:list text:style-name="L4">
              <text:list-item>
                <text:p text:style-name="P8"><text:span text:style-name="T3">Importing </text:span><text:span text:style-name="T8">library function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: §2.2, 2.5, 2.11</text:p>
          </draw:text-box>
        </draw:frame>
        <draw:frame presentation:style-name="pr5" draw:text-style-name="P8" draw:layer="layout" svg:width="25.199cm" svg:height="14.787cm" svg:x="1.4cm" svg:y="4.507cm" presentation:class="outline" presentation:user-transformed="true">
          <draw:text-box>
            <text:list text:style-name="L4">
              <text:list-item>
                <text:p text:style-name="P8">Components of a baby Python <text:span text:style-name="T3">program</text:span></text:p>
              </text:list-item>
            </text:list>
            <text:list text:style-name="L4">
              <text:list-item>
                <text:p text:style-name="P8"><text:span text:style-name="T3">Modules</text:span></text:p>
              </text:list-item>
            </text:list>
            <text:list text:style-name="L4">
              <text:list-item>
                <text:p text:style-name="P8"><text:span text:style-name="T3">Library</text:span> tools <text:span text:style-name="T9">(what are some we know already?)</text:span></text:p>
              </text:list-item>
            </text:list>
            <text:list text:style-name="L4">
              <text:list-item>
                <text:p text:style-name="P8"><text:span text:style-name="T3">Literals, identifiers</text:span> and <text:span text:style-name="T3">reserved</text:span> words <text:span text:style-name="T9">(examples?)</text:span></text:p>
              </text:list-item>
            </text:list>
            <text:list text:style-name="L4">
              <text:list-item>
                <text:p text:style-name="P8">Strings, <text:span text:style-name="T3">quoting</text:span>, newlines</text:p>
              </text:list-item>
            </text:list>
            <text:list text:style-name="L4">
              <text:list-item>
                <text:p text:style-name="P8"><text:span text:style-name="T3">Statically-typed</text:span> vs. <text:span text:style-name="T3">dynamically-typed</text:span></text:p>
              </text:list-item>
            </text:list>
            <text:list text:style-name="L4">
              <text:list-item>
                <text:p text:style-name="P8"><text:span text:style-name="T3">Declaring</text:span> and <text:span text:style-name="T3">initializing</text:span> variables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(what is needed in C? <text:s/>In Python?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0">Keyboard </text:span><text:span text:style-name="T11">input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input(), raw_input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: §2.3-2.4</text:p>
          </draw:text-box>
        </draw:frame>
        <draw:frame presentation:style-name="pr5" draw:text-style-name="P1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<text:span text:style-name="T13">Document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External</text:span><text:span text:style-name="T14"> documentation: design, manua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Internal</text:span><text:span text:style-name="T14"> documentation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5">Comment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5">Docstring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Preconditions</text:span><text:span text:style-name="T14"> / postcondition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Style</text:span><text:span text:style-name="T14"> guideline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2.7-2.10</text:p>
          </draw:text-box>
        </draw:frame>
        <draw:frame presentation:style-name="pr5" draw:text-style-name="P19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<text:span text:style-name="T10">Expressions, operators, operand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Binary arithmetic: </text:span><text:span text:style-name="T11">+ - * / % // **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Comparison: </text:span><text:span text:style-name="T11">== &lt; &gt; &lt;= =&gt; != &lt;&gt; is, is no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Boolean: </text:span><text:span text:style-name="T11">and or not </text:span><text:span text:style-name="T16">(shortcut semantics)</text:span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16">Type </text:span><text:span text:style-name="T11">conversions</text:span></text:p>
              </text:list-item>
            </text:list>
            <text:list text:style-name="L4">
              <text:list-item>
                <text:p text:style-name="P18"><text:span text:style-name="T11">Precedence</text:span><text:span text:style-name="T16"> rules</text:span></text:p>
              </text:list-item>
            </text:list>
            <text:list text:style-name="L4">
              <text:list-item>
                <text:p text:style-name="P18"><text:span text:style-name="T11">Formatted</text:span><text:span text:style-name="T16"> output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8">%d, %f, %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2:<text:span text:style-name="T10"> 10 minutes, 20 pts</text:span></text:p>
          </draw:text-box>
        </draw:frame>
        <draw:frame presentation:style-name="pr5" draw:text-style-name="P2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<text:span text:style-name="T9">Name the five </text:span><text:span text:style-name="T17">software</text:span><text:span text:style-name="T9"> </text:span><text:span text:style-name="T17">control</text:span><text:span text:style-name="T9">/flow abstractions</text:span></text:p>
              </text:list-item>
            </text:list>
            <text:list text:style-name="L4">
              <text:list-item>
                <text:p text:style-name="P8"><text:span text:style-name="T17">Evaluate</text:span><text:span text:style-name="T9"> the following Python expressions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8">3.0 &gt;= 1 and 3.0 &lt;= 1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8">True and (3 &lt;&gt; 5.7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8">not False or (12 % 0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8">3 + 32 // 5.0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9">Show the </text:span><text:span text:style-name="T17">output</text:span><text:span text:style-name="T9"> of this Python cod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8">print “I have %04d %s.” % (23.7, “apples”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9">Assume that the variable </text:span><text:span text:style-name="T12">numApples</text:span><text:span text:style-name="T9"> has </text:span><text:span text:style-name="T17">integer</text:span><text:span text:style-name="T9"> type. <text:s/>Write a line of </text:span><text:span text:style-name="T17">pseudocode</text:span><text:span text:style-name="T9"> that would work in a </text:span><text:span text:style-name="T17">dynamically</text:span><text:span text:style-name="T9"> typed language like Python but would fail in a </text:span><text:span text:style-name="T17">statically</text:span><text:span text:style-name="T9"> typed language like C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3.1-3.8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4">
              <text:list-item>
                <text:p text:style-name="P8"><text:span text:style-name="T3">Selection: if, if..else.., if..elif..else</text:span></text:p>
              </text:list-item>
            </text:list>
            <text:list text:style-name="L4">
              <text:list-item>
                <text:p text:style-name="P8"><text:span text:style-name="T3">Loops: while</text:span></text:p>
              </text:list-item>
            </text:list>
            <text:list text:style-name="L4">
              <text:list-item>
                <text:p text:style-name="P8"><text:span text:style-name="T3">Sentinel</text:span> variables</text:p>
              </text:list-item>
            </text:list>
            <text:list text:style-name="L4">
              <text:list-item>
                <text:p text:style-name="P8">Loop <text:span text:style-name="T3">counters</text:span></text:p>
              </text:list-item>
            </text:list>
            <text:list text:style-name="L4">
              <text:list-item>
                <text:p text:style-name="P8">Using mathematical <text:span text:style-name="T3">closed forms</text:span> instead of loops</text:p>
              </text:list-item>
            </text:list>
            <text:list text:style-name="L4">
              <text:list-item>
                <text:p text:style-name="P8"><text:span text:style-name="T3">abs(), += etc., string.capitalize(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: §3.4-3.10, 5.4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4">
              <text:list-item>
                <text:p text:style-name="P8">String <text:span text:style-name="T3">concatenation</text:span> (+), <text:span text:style-name="T3">repetition</text:span> (*)</text:p>
              </text:list-item>
            </text:list>
            <text:list text:style-name="L4">
              <text:list-item>
                <text:p text:style-name="P8">Qualified <text:span text:style-name="T3">import</text:span></text:p>
              </text:list-item>
            </text:list>
            <text:list text:style-name="L4">
              <text:list-item>
                <text:p text:style-name="P8">while loops: <text:span text:style-name="T3">continue</text:span>, <text:span text:style-name="T3">break</text:span>, <text:span text:style-name="T3">else</text:span></text:p>
              </text:list-item>
            </text:list>
            <text:list text:style-name="L4">
              <text:list-item>
                <text:p text:style-name="P8">Common <text:span text:style-name="T3">mistakes</text:span> in loops</text:p>
              </text:list-item>
            </text:list>
            <text:list text:style-name="L4">
              <text:list-item>
                <text:p text:style-name="P8"><text:span text:style-name="T3">for</text:span> loops</text:p>
              </text:list-item>
            </text:list>
            <text:list text:style-name="L4">
              <text:list-item>
                <text:p text:style-name="P8"><text:span text:style-name="T3">range</text:span>()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3</text:p>
          </draw:text-box>
        </draw:frame>
        <draw:frame presentation:style-name="pr5" draw:text-style-name="P26" draw:id="id1" draw:layer="layout" svg:width="25.199cm" svg:height="14.805cm" svg:x="1.4cm" svg:y="4.507cm" presentation:class="outline" presentation:user-transformed="true">
          <draw:text-box>
            <text:list text:style-name="L4">
              <text:list-item>
                <text:p text:style-name="P8"><text:span text:style-name="T19">Evaluate</text:span><text:span text:style-name="T20"> as Python, or explain the error:</text:span><text:span text:style-name="T20"><text:tab/></text:span><text:span text:style-name="T20"><text:tab/></text:span><text:span text:style-name="T20"><text:tab/></text:span><text:span text:style-name="T20"><text:tab/></text:span><text:span text:style-name="T21">[9]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0">(2**4 &gt; 10) or (7 % 3 == 2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0">9.0 // 2 == 4.5 and 9 / 0 != 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0">'y' + 3 * 'a' + 'y'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0">Show the </text:span><text:span text:style-name="T19">output</text:span><text:span text:style-name="T20"> of this loop: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[5]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8">for x in range(4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<text:span text:style-name="T18">for y in range(4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8">if x == y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5"><text:span text:style-name="T18">brea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18">print "(%d, %d)" % (x, y)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20">Write </text:span><text:span text:style-name="T19">pseudocode</text:span><text:span text:style-name="T20"> to convert inches to cm or vice versa, depending on the user's choice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[6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4.1-4.3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4">
              <text:list-item>
                <text:p text:style-name="P8"><text:span text:style-name="T3">Procedures</text:span> (functions, subroutines)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No</text:span> parame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With <text:span text:style-name="T3">parame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ormal </text:span><text:span text:style-name="T8">vs</text:span><text:span text:style-name="T3">. actual </text:span><text:span text:style-name="T8">parame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Sco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Global</text:span> variables (why not to use them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Call-by-<text:span text:style-name="T3">value</text:span> vs call-by-<text:span text:style-name="T3">referen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5.1-5.3</text:p>
          </draw:text-box>
        </draw:frame>
        <draw:frame presentation:style-name="pr5" draw:text-style-name="P27" draw:layer="layout" svg:width="25.199cm" svg:height="14.267cm" svg:x="1.4cm" svg:y="4.507cm" presentation:class="outline">
          <draw:text-box>
            <text:list text:style-name="L4">
              <text:list-item>
                <text:p text:style-name="P8"><text:span text:style-name="T3">Call stack, backtrace</text:span></text:p>
              </text:list-item>
            </text:list>
            <text:list text:style-name="L4">
              <text:list-item>
                <text:p text:style-name="P8"><text:span text:style-name="T3">Abstract Data Typ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Type hierarch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Enumerations</text:span></text:p>
              </text:list-item>
            </text:list>
            <text:list text:style-name="L4">
              <text:list-item>
                <text:p text:style-name="P8"><text:span text:style-name="T3">Arrays</text:span></text:p>
              </text:list-item>
            </text:list>
            <text:list text:style-name="L4">
              <text:list-item>
                <text:p text:style-name="P8"><text:span text:style-name="T3">List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8" draw:layer="layout" svg:width="25.199cm" svg:height="3.178cm" svg:x="1cm" svg:y="0.337cm" presentation:class="title" presentation:user-transformed="true">
          <draw:text-box>
            <text:p text:style-name="P1"><text:span text:style-name="T22">Review: §5.5-5.10, Py ch8</text:span>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4">
              <text:list-item>
                <text:p text:style-name="P8">Python <text:span text:style-name="T3">lists</text:span> vs. M2/C <text:span text:style-name="T3">arrays</text:span></text:p>
              </text:list-item>
            </text:list>
            <text:list text:style-name="L4">
              <text:list-item>
                <text:p text:style-name="P8">Lists as function <text:span text:style-name="T3">parameters</text:span></text:p>
              </text:list-item>
            </text:list>
            <text:list text:style-name="L4">
              <text:list-item>
                <text:p text:style-name="P8"><text:span text:style-name="T3">Multidimensional</text:span> arrays/lists</text:p>
              </text:list-item>
            </text:list>
            <text:list text:style-name="L4">
              <text:list-item>
                <text:p text:style-name="P8"><text:span text:style-name="T3">Python</text:span>-specific list operations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embership</text:span> (<text:span text:style-name="T23">in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ncatenate</text:span> (<text:span text:style-name="T23">+</text:span>), <text:span text:style-name="T3">repeat</text:span> (<text:span text:style-name="T23">*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lete</text:span> (<text:span text:style-name="T23">del</text:span>), <text:span text:style-name="T3">slice</text:span> (<text:span text:style-name="T23">[s:e]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liasing</text:span> vs. <text:span text:style-name="T3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4-5</text:p>
          </draw:text-box>
        </draw:frame>
        <draw:frame presentation:style-name="pr7" draw:text-style-name="P19" draw:id="id2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 text:style-name="P8"><text:span text:style-name="T10">Name two standard </text:span><text:span text:style-name="T11">container</text:span><text:span text:style-name="T10"> (aggregate) types in Python.</text:span></text:p>
              </text:list-item>
            </text:list>
            <text:list text:style-name="L4">
              <text:list-item>
                <text:p text:style-name="P8"><text:span text:style-name="T10">Name two operations/functions/properties that Python </text:span><text:span text:style-name="T11">lists</text:span><text:span text:style-name="T10"> have that M2/C </text:span><text:span text:style-name="T11">arrays</text:span><text:span text:style-name="T10"> do not.</text:span></text:p>
              </text:list-item>
            </text:list>
            <text:list text:style-name="L4">
              <text:list-item>
                <text:p text:style-name="P8"><text:span text:style-name="T10">Write a Python function</text:span><text:span text:style-name="T24"><text:line-break/></text:span><text:span text:style-name="T24"><text:tab/></text:span><text:span text:style-name="T24">create_matrix(n_rows, n_cols)</text:span><text:span text:style-name="T10"><text:line-break/></text:span><text:span text:style-name="T10">that returns a new </text:span><text:span text:style-name="T11">matrix</text:span><text:span text:style-name="T10"> of the specified size.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ntents</text:span> of the matrix don't mat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Docstring</text:span><text:span text:style-name="T10"> required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Partial credit for </text:span><text:span text:style-name="T11">pseudocod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8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<text:span text:style-name="T25">Pizza party </text:span><text:span text:style-name="T26">during class tomorrow!</text:span></text:p>
              </text:list-item>
            </text:list>
            <text:list text:style-name="L4">
              <text:list-item>
                <text:p text:style-name="P8"><text:span text:style-name="T25">Midterm</text:span><text:span text:style-name="T27"> ch1-5 this Friday!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8">Includes material in texts (both M2 and Py) not covered in class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Expect questions similar to quizz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Bring blank sheets of pap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Closed book/notes/laptop/phone/calc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5">Lab04</text:span><text:span text:style-name="T27"> next Tue/Wed: 5.11 #(26 or 28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7">M-lab section can turn it in up to a </text:span><text:span text:style-name="T25">week</text:span><text:span text:style-name="T27"> lat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5">Reading</text:span><text:span text:style-name="T27">: through §6.4 for Wed 11Oct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03T12:21:19</meta:creation-date>
    <dc:creator>Sean Ho</dc:creator>
    <dc:date>2006-10-04T14:20:50</dc:date>
    <dc:language>en-US</dc:language>
    <meta:editing-cycles>6</meta:editing-cycles>
    <meta:editing-duration>P1DT1H59M31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